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86d" officeooo:paragraph-rsid="0002286d"/>
    </style:style>
    <style:style style:name="P2" style:family="paragraph" style:parent-style-name="Standard">
      <style:text-properties officeooo:rsid="00023517" officeooo:paragraph-rsid="00023517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2286d" officeooo:paragraph-rsid="0002286d" style:font-weight-asian="bold" style:font-weight-complex="bold"/>
    </style:style>
    <style:style style:name="P5" style:family="paragraph" style:parent-style-name="Standard">
      <style:text-properties fo:font-weight="bold" officeooo:rsid="00023517" officeooo:paragraph-rsid="00023517" style:font-weight-asian="bold" style:font-weight-complex="bold"/>
    </style:style>
    <style:style style:name="P6" style:family="paragraph" style:parent-style-name="Standard">
      <style:text-properties officeooo:rsid="0002cdb0" officeooo:paragraph-rsid="00023517"/>
    </style:style>
    <style:style style:name="T1" style:family="text">
      <style:text-properties officeooo:rsid="0002cdb0"/>
    </style:style>
    <style:style style:name="T2" style:family="text">
      <style:text-properties fo:font-size="14pt" fo:font-weight="bold" officeooo:rsid="0002cdb0" style:font-size-asian="14pt" style:font-weight-asian="bold" style:font-size-complex="14pt" style:font-weight-complex="bold"/>
    </style:style>
    <style:style style:name="T3" style:family="text">
      <style:text-properties officeooo:rsid="0002cfc2"/>
    </style:style>
    <style:style style:name="T4" style:family="text">
      <style:text-properties officeooo:rsid="000415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 <text:s text:c="10"/><text:span text:style-name="T2">FILE SYSTEM (QA)</text:span></text:p>
      <text:p text:style-name="P1"/>
      <text:p text:style-name="P4">1. What is a File?</text:p>
      <text:p text:style-name="P1">A: File is a logical contiguity of data.</text:p>
      <text:p text:style-name="P1"/>
      <text:p text:style-name="P3">2.What is FileSystem?</text:p>
      <text:p text:style-name="P1">A: File System can be defined as structural organization of files on media.</text:p>
      <text:p text:style-name="P1"/>
      <text:p text:style-name="P4">3. Why FileSystem?</text:p>
      <text:p text:style-name="P1">A: To manage files.</text:p>
      <text:p text:style-name="P1"/>
      <text:p text:style-name="P4">4: What are operations that can be perforemed on the file?</text:p>
      <text:p text:style-name="P1">A: creat<text:span text:style-name="T4">ing</text:span> a file,reading a file,writting a file,deleting a file.</text:p>
      <text:p text:style-name="P1"/>
      <text:p text:style-name="P4">5: What is the descriptor of the file?</text:p>
      <text:p text:style-name="P1">A: <text:span text:style-name="T1">Which provides the attributes of file that are maintained in </text:span>inode.</text:p>
      <text:p text:style-name="P1"/>
      <text:p text:style-name="P4">6: What are interfaces provided by the filesystem to the application to operate on file?</text:p>
      <text:p text:style-name="P2">A:open(), read(), write(), close(), unlink()</text:p>
      <text:p text:style-name="P2"/>
      <text:p text:style-name="P5">7: Will File System have single type of file are the types of files classified?</text:p>
      <text:p text:style-name="P2">A: <text:span text:style-name="T1">No file system has several types of files. They are </text:span></text:p>
      <text:p text:style-name="P6"><text:tab/>1. Regular file</text:p>
      <text:p text:style-name="P6"><text:tab/>2. Directory</text:p>
      <text:p text:style-name="P2"><text:tab/><text:span text:style-name="T1">3.Character Device</text:span></text:p>
      <text:p text:style-name="P6"><text:tab/>4. Block Device</text:p>
      <text:p text:style-name="P6"><text:tab/>5. Named pipe</text:p>
      <text:p text:style-name="P6"><text:tab/>6. Socket</text:p>
      <text:p text:style-name="P2"><text:tab/><text:span text:style-name="T1">7. Symbolic link</text:span></text:p>
      <text:p text:style-name="P2"/>
      <text:p text:style-name="P5">8: Is there any limit on the file size </text:p>
      <text:p text:style-name="P2">A: There is limit <text:span text:style-name="T4">of 16GB.</text:span></text:p>
      <text:p text:style-name="P2"/>
      <text:p text:style-name="P5">9: Is file system storage depend or not?</text:p>
      <text:p text:style-name="P2">A: <text:s/><text:span text:style-name="T3">No</text:span></text:p>
      <text:p text:style-name="P2"/>
      <text:p text:style-name="P5">10: Will filesystem always operate on persistant storage?</text:p>
      <text:p text:style-name="P2">A: no</text:p>
      <text:p text:style-name="P2"/>
      <text:p text:style-name="P5">11: What are the attributes of file maintained by file system?</text:p>
      <text:p text:style-name="P2">A: <text:s/><text:span text:style-name="T1">name, identifier, type, size, access permissions, owner, last modified date, creation of file time, date. </text:span></text:p>
      <text:p text:style-name="P2"/>
      <text:p text:style-name="P5">12: What is the file system hierarchy?</text:p>
      <text:p text:style-name="P2">A: organization of files.</text:p>
      <text:p text:style-name="P2"/>
      <text:p text:style-name="P5">13: Is there a relation between file hierarchy and file system?</text:p>
      <text:p text:style-name="P2">A: <text:span text:style-name="T1">file system hierarchy contains file hierarch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08:36:14.719477154</meta:creation-date>
    <dc:date>2016-11-03T11:20:00.962186223</dc:date>
    <meta:editing-duration>PT8M4S</meta:editing-duration>
    <meta:editing-cycles>6</meta:editing-cycles>
    <meta:generator>LibreOffice/4.2.4.2$Linux_x86 LibreOffice_project/420m0$Build-2</meta:generator>
    <dc:creator>chendrasekhar </dc:creator>
    <meta:document-statistic meta:table-count="0" meta:image-count="0" meta:object-count="0" meta:page-count="1" meta:paragraph-count="34" meta:word-count="235" meta:character-count="1344" meta:non-whitespace-character-count="1116"/>
  </office:meta>
</office:document-meta>
</file>